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3" style:family="table-cell" style:parent-style-name="Excel_32_Built-in_32_Normal" style:data-style-name="N36">
      <style:table-cell-properties style:vertical-align="top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4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5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6" style:family="table-cell" style:parent-style-name="Excel_32_Built-in_32_Normal" style:data-style-name="N36">
      <style:table-cell-properties fo:border="thin solid #000000" style:vertical-align="top" fo:wrap-option="wrap" fo:background-color="#1CF850"/>
      <style:text-properties style:font-name="Calibri" style:font-name-asian="Calibri" style:font-name-complex="Calibri" style:font-family-generic="swiss"/>
    </style:style>
    <style:style style:name="ce7" style:family="table-cell" style:parent-style-name="Excel_32_Built-in_32_Normal" style:data-style-name="N36">
      <style:table-cell-properties style:vertical-align="top" fo:wrap-option="wrap" fo:background-color="transparent"/>
      <style:text-properties style:font-name="Calibri" style:font-name-asian="Calibri" style:font-name-complex="Calibri" style:font-family-generic="swiss"/>
    </style:style>
    <style:style style:name="ce8" style:family="table-cell" style:parent-style-name="Excel_32_Built-in_32_Normal" style:data-style-name="N36">
      <style:table-cell-properties fo:border="thin solid #000000" style:vertical-align="top" fo:wrap-option="wrap" fo:background-color="#DDD9C4"/>
      <style:text-properties style:font-name="Calibri" style:font-name-asian="Calibri" style:font-name-complex="Calibri" style:font-family-generic="swiss"/>
    </style:style>
    <style:style style:name="ce9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10" style:family="table-cell" style:parent-style-name="Excel_32_Built-in_32_Normal" style:data-style-name="N36">
      <style:table-cell-properties fo:border="thin solid #000000" style:vertical-align="top" fo:wrap-option="wrap" fo:background-color="#FFFFFF"/>
      <style:text-properties style:font-name="Calibri" style:font-name-asian="Calibri" style:font-name-complex="Calibri" style:font-family-generic="swiss"/>
    </style:style>
    <style:style style:name="ce11" style:family="table-cell" style:parent-style-name="Excel_32_Built-in_32_Normal" style:data-style-name="N36">
      <style:table-cell-properties fo:border="thin solid #000000" style:vertical-align="top" fo:wrap-option="wrap" fo:background-color="#FFFF00"/>
      <style:text-properties style:font-name="Calibri" style:font-name-asian="Calibri" style:font-name-complex="Calibri" style:font-family-generic="swiss"/>
    </style:style>
    <style:style style:name="ce12" style:family="table-cell" style:parent-style-name="Default" style:data-style-name="N0">
      <style:text-properties style:font-name="Arial Unicode MS" style:font-name-asian="Arial Unicode MS" style:font-name-complex="Arial Unicode MS" fo:font-size="10pt" style:font-size-asian="10pt" style:font-size-complex="10pt" style:font-family-generic="swiss"/>
    </style:style>
    <style:style style:name="ce13" style:family="table-cell" style:parent-style-name="Excel_32_Built-in_32_Normal" style:data-style-name="N36">
      <style:table-cell-properties style:vertical-align="top" fo:background-color="#4F81BD" style:repeat-content="false"/>
      <style:paragraph-properties fo:text-align="center"/>
      <style:text-properties fo:color="#FFFFFF" style:font-name="Calibri" style:font-name-asian="Calibri" style:font-name-complex="Calibri" fo:font-size="12pt" style:font-size-asian="12pt" style:font-size-complex="12pt" style:font-family-generic="swiss"/>
    </style:style>
    <style:style style:name="ce14" style:family="table-cell" style:parent-style-name="Excel_32_Built-in_32_Normal" style:data-style-name="N36">
      <style:table-cell-properties style:vertical-align="top" fo:wrap-option="wrap" fo:background-color="#4F81BD" style:repeat-content="false"/>
      <style:paragraph-properties fo:text-align="center"/>
      <style:text-properties fo:color="#FFFFFF" style:font-name="Calibri" style:font-name-asian="Calibri" style:font-name-complex="Calibri" fo:font-size="12pt" style:font-size-asian="12pt" style:font-size-complex="12pt" style:font-family-generic="swiss"/>
    </style:style>
    <style:style style:name="ce15" style:family="table-cell" style:parent-style-name="Default" style:data-style-name="N0">
      <style:table-cell-properties fo:background-color="#00B050"/>
    </style:style>
    <style:style style:name="ce16" style:family="table-cell" style:parent-style-name="Default" style:data-style-name="N0">
      <style:table-cell-properties fo:background-color="#FFFF00"/>
    </style:style>
    <style:style style:name="ce17" style:family="table-cell" style:parent-style-name="Default" style:data-style-name="N0">
      <style:text-properties fo:color="#FF0000"/>
    </style:style>
    <style:style style:name="ce18" style:family="table-cell" style:parent-style-name="Default" style:data-style-name="N0">
      <style:table-cell-properties fo:background-color="#4F81BD"/>
      <style:text-properties fo:color="#FF0000"/>
    </style:style>
    <style:style style:name="ce19" style:family="table-cell" style:parent-style-name="Excel_32_Built-in_32_Normal" style:data-style-name="N36">
      <style:table-cell-properties style:vertical-align="automatic" fo:background-color="#4F81BD"/>
      <style:text-properties fo:color="#FF0000" style:font-name="Calibri" style:font-name-asian="Calibri" style:font-name-complex="Calibri" style:font-family-generic="swiss"/>
    </style:style>
    <style:style style:name="ce20" style:family="table-cell" style:parent-style-name="Default" style:data-style-name="N0">
      <style:table-cell-properties fo:background-color="#00B050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1.79916666666667cm"/>
    </style:style>
    <style:style style:name="co2" style:family="table-column">
      <style:table-column-properties fo:break-before="auto" style:column-width="24.3945833333333cm"/>
    </style:style>
    <style:style style:name="co3" style:family="table-column">
      <style:table-column-properties fo:break-before="auto" style:column-width="1.32291666666667cm"/>
    </style:style>
    <style:style style:name="co4" style:family="table-column">
      <style:table-column-properties fo:break-before="auto" style:column-width="15.4252083333333cm"/>
    </style:style>
    <style:style style:name="co5" style:family="table-column">
      <style:table-column-properties fo:break-before="auto" style:column-width="3.51895833333333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1.4577083333333cm"/>
    </style:style>
    <style:style style:name="co9" style:family="table-column">
      <style:table-column-properties fo:break-before="auto" style:column-width="21.2725cm"/>
    </style:style>
    <style:style style:name="co10" style:family="table-column">
      <style:table-column-properties fo:break-before="auto" style:column-width="33.3375cm"/>
    </style:style>
    <style:style style:name="co11" style:family="table-column">
      <style:table-column-properties fo:break-before="auto" style:column-width="12.9116666666667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60pt" style:use-optimal-row-height="true" fo:break-before="auto"/>
    </style:style>
    <style:style style:name="ro5" style:family="table-row">
      <style:table-row-properties style:row-height="135pt" style:use-optimal-row-height="true" fo:break-before="auto"/>
    </style:style>
    <style:style style:name="ro6" style:family="table-row">
      <style:table-row-properties style:row-height="45pt" style:use-optimal-row-height="true" fo:break-before="auto"/>
    </style:style>
    <style:style style:name="ro7" style:family="table-row">
      <style:table-row-properties style:row-height="90pt" style:use-optimal-row-height="true" fo:break-before="auto"/>
    </style:style>
    <style:style style:name="ro8" style:family="table-row">
      <style:table-row-properties style:row-height="75pt" style:use-optimal-row-height="true" fo:break-before="auto"/>
    </style:style>
    <style:style style:name="ro9" style:family="table-row">
      <style:table-row-properties style:row-height="16.5pt" style:use-optimal-row-height="false" fo:break-before="auto"/>
    </style:style>
    <style:style style:name="ro10" style:family="table-row">
      <style:table-row-properties style:row-height="15.75pt" style:use-optimal-row-height="true" fo:break-before="auto"/>
    </style:style>
    <style:style style:name="ro11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Задачи" table:style-name="ta1">
        <table:table-column table:style-name="co1" table:default-cell-style-name="ce5"/>
        <table:table-column table:style-name="co2" table:default-cell-style-name="ce9"/>
        <table:table-column table:style-name="co3" table:default-cell-style-name="ce5"/>
        <table:table-column table:style-name="co4" table:default-cell-style-name="ce9"/>
        <table:table-column table:style-name="co5" table:default-cell-style-name="ce4"/>
        <table:table-column table:style-name="co6" table:number-columns-repeated="1018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1">
          <table:table-cell office:value-type="string" table:style-name="ce2">
            <text:p>№</text:p>
          </table:table-cell>
          <table:table-cell office:value-type="string" table:style-name="ce3">
            <text:p>Задача</text:p>
          </table:table-cell>
          <table:table-cell office:value-type="string" table:style-name="ce3">
            <text:p>Приоритет</text:p>
          </table:table-cell>
          <table:table-cell office:value-type="string" table:style-name="ce3">
            <text:p>Комментарий</text:p>
          </table:table-cell>
          <table:table-cell office:value-type="string" table:style-name="ce4">
            <text:p>Column1</text:p>
          </table:table-cell>
          <table:table-cell office:value-type="string" table:style-name="ce4">
            <text:p>Column2</text:p>
          </table:table-cell>
          <table:table-cell office:value-type="string" table:style-name="ce4">
            <text:p>Column3</text:p>
          </table:table-cell>
          <table:table-cell office:value-type="string" table:style-name="ce4">
            <text:p>Column4</text:p>
          </table:table-cell>
          <table:table-cell office:value-type="string" table:style-name="ce4">
            <text:p>Column5</text:p>
          </table:table-cell>
          <table:table-cell office:value-type="string" table:style-name="ce4">
            <text:p>Column6</text:p>
          </table:table-cell>
          <table:table-cell table:number-columns-repeated="16374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6">
            <text:p>Добавь колонку DeviceCategory INT в базу и в дата класс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6">
            <text:p>BaseBootstrapper отдельные методы InitializeModules(он же ReInitializeModules) и GetNavigationItems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3" table:style-name="ce5">
            <text:p>3</text:p>
          </table:table-cell>
          <table:table-cell office:value-type="string" table:style-name="ce6">
            <text:p>BaseBootstrapper обработка исключений, если модуль описан в конфигурации, но его нет на диске или не удалось загрузить</text:p>
          </table:table-cell>
          <table:table-cell table:style-name="ce5"/>
          <table:table-cell office:value-type="string" table:style-name="ce7">
            <text:p>Исправил - сделал что бы выкидывалось user friendly сообщение, запуск не останавливается, просто пропускается один модуль</text:p>
          </table:table-cell>
          <table:table-cell table:number-columns-repeated="1020" table:style-name="ce4"/>
          <table:table-cell table:number-columns-repeated="15360"/>
        </table:table-row>
        <table:table-row table:style-name="ro4">
          <table:table-cell office:value-type="float" office:value="4" table:style-name="ce5">
            <text:p>4</text:p>
          </table:table-cell>
          <table:table-cell office:value-type="string" table:style-name="ce6">
            <text:p>Посмотреть как можно улучшить OutlookTreeView xaml (ensurevisible + skip selection + up/down icons) - templateselector для root/leaf</text:p>
          </table:table-cell>
          <table:table-cell table:style-name="ce5"/>
          <table:table-cell office:value-type="string" table:style-name="ce7">
            <text:p>Реализовал развертывание и механизм запрещения выбора элемента (по умолчанию запрещено выбирать все те NavigationItem у которых нет привязанных событий). Стрелочки свертывания/развертывания не стал добавлять, мне показалось что они портят общий внешний вид. Если у тебя другое мнение - давай обсудим...</text:p>
          </table:table-cell>
          <table:table-cell table:number-columns-repeated="1020" table:style-name="ce4"/>
          <table:table-cell table:number-columns-repeated="15360"/>
        </table:table-row>
        <table:table-row table:style-name="ro5">
          <table:table-cell office:value-type="float" office:value="5" table:style-name="ce5">
            <text:p>5</text:p>
          </table:table-cell>
          <table:table-cell office:value-type="string" table:style-name="ce6">
            <text:p>Перенести Monitor на новую modulebase архитектуру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<text:s text:c="5"/>Не совсем понял соль этого метода - скорее всего я его неправильно конвертнул, попробовать нет возможности:</text:p>
            <text:p>if (ServiceFactory.AppSettings.ShowOnlyVideo)</text:p>
            <text:p><text:s text:c="5"/>{</text:p>
            <text:p><text:s text:c="6"/>var alarmVideoWather = new AlarmVideoWather();</text:p>
            <text:p><text:s text:c="6"/>preLoadWindow.Close();</text:p>
            <text:p><text:s text:c="6"/>return;</text:p>
            <text:p><text:s text:c="5"/>}</text:p>
            <text:p>Посмотри все ли здесь в порядке с логикой...</text:p>
          </table:table-cell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6" table:style-name="ce5">
            <text:p>6</text:p>
          </table:table-cell>
          <table:table-cell office:value-type="string" table:style-name="ce6">
            <text:p>Доработка для Monitor - reboot+shell change</text:p>
            <text:p>Ограничение доступа для некоторых пользователей Integrate / Desintegrate</text:p>
          </table:table-cell>
          <table:table-cell office:value-type="float" office:value="20" table:style-name="ce5">
            <text:p>20</text:p>
          </table:table-cell>
          <table:table-cell office:value-type="string" table:style-name="ce7">
            <text:p>Почему Monitor так медленно работает? Еще наблюдается какая-то нестабильность с падением дебагера…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7" table:style-name="ce5">
            <text:p>7</text:p>
          </table:table-cell>
          <table:table-cell office:value-type="string" table:style-name="ce6">
            <text:p>LoginScreen. Мы с тобой устно обсудили, как он должен выглядеть. Реализовать для начала нужно в Администраторе. В оперативной задаче LoginView используется также при реконнекте и подтверждении некоторых операций. Для этого нужно завести отдельные диалоги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Добавил LoginService с методами Connect, Reconnect и Validate (добавил как поле ServiceFactory) Попутно была добавлена сборка Infrustructure.Client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8" table:style-name="ce5">
            <text:p>8</text:p>
          </table:table-cell>
          <table:table-cell office:value-type="string" table:style-name="ce8">
            <text:p>Индикатор прогресса. В сильверлайте есть готовые контролы на этот счет, у которых есть свойство задержки. Мне кажется нам задержка не нужна - это ненужное усложнение. Если ты будешь есть готовые решения с задержкой - то пускай. Если же самописный контрол - то лучше не стоит.</text:p>
          </table:table-cell>
          <table:table-cell office:value-type="float" office:value="8" table:style-name="ce5">
            <text:p>8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9" table:style-name="ce5">
            <text:p>9</text:p>
          </table:table-cell>
          <table:table-cell office:value-type="string" table:style-name="ce6">
            <text:p>В диалоговых окнах помимо свойств MinWidht и MinHeight нужно обрабатывать MaxWidth и MaxHeight</text:p>
            <text:p>Явный пример, где это нужно - окно О Программе - там всегда одинаковый текст, и растягивать это окно не нужно. На этом окне и покажи пример использования этих свойств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Доабвил обработку Max аналогично Min, при этом Thumb будет становиться невидимым если Min == Max (типа форму нельзя ресайзить)</text:p>
          </table:table-cell>
          <table:table-cell table:number-columns-repeated="1020" table:style-name="ce4"/>
          <table:table-cell table:number-columns-repeated="15360"/>
        </table:table-row>
        <table:table-row table:style-name="ro7">
          <table:table-cell office:value-type="float" office:value="10" table:style-name="ce5">
            <text:p>10</text:p>
          </table:table-cell>
          <table:table-cell office:value-type="string" table:style-name="ce6">
            <text:p>Посмотри пожалуйста на Bootstrapper.SingleLaunchHelper.KillRunningProcess</text:p>
            <text:p>Идея в том, чтобы при повторном запуске приложения убивать уже запущенное</text:p>
            <text:p>При этом в Администраторе и в Оперативной задаче спрашивать на это разрешение, а в сервере нет(параметр force)</text:p>
            <text:p>Раньше мы просто запрещали двойной запуск, использую для этого мьютексы. Но я подумал, что убивать предыдущий экземпляр приложения будет полезно, если он завис и его нужно перезапустить.</text:p>
            <text:p>Нерешенная проблема - убивается предыдущий и текущий экземпляры приложения</text:p>
          </table:table-cell>
          <table:table-cell office:value-type="float" office:value="5" table:style-name="ce5">
            <text:p>5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6">
            <text:p>Вынести ShellView в общую для Administrator и Monitor сборку (возможно сделать базовый класс)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6">
            <text:p>Вынести AboutView в общую сборку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6">
            <text:p>Обновить форму загрузки - добавить пролистывание текущих операций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6">
            <text:p>Добавить обработку если один из модулей вызвал исключение во время инициализации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6">
            <text:p>Решить проблему с перекрытием Taskbar'a при maximize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6">
            <text:p>Пофиксить баг DialogResult при нажатии на крестик в диалоговых ок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6">
            <text:p>Добавить свойство для реагирования на повторный Click на тот же NavigationItem (нужно для Alarm)</text:p>
          </table:table-cell>
          <table:table-cell table:style-name="ce5"/>
          <table:table-cell office:value-type="string" table:style-name="ce7">
            <text:p>Добавил свойство в NavigationItem SupportMultipleSelect - true только для ShowAlarms</text:p>
          </table:table-cell>
          <table:table-cell table:number-columns-repeated="16380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table:style-name="ce6">
            <text:p>Сделать возможность редактирования на плане различных объектов (инкапсулирующих свою визуализацию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string" table:style-name="ce6">
            <text:p>Сделать отдельный режим для выставления точек на пла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string" table:style-name="ce6">
            <text:p>Решить проблему с зависающей в трэи иконкой Firesec Service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string" table:style-name="ce6">
            <text:p>Добавь, пожалуйста, в окно "О программе" информацию о дате сбор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22" table:style-name="ce5">
            <text:p>22</text:p>
          </table:table-cell>
          <table:table-cell office:value-type="string" table:style-name="ce6">
            <text:p>Сделай, пожалуйста, чтобы при показе мэссэдж бокса текст умещался бы, какой боьлшой он не был бы. Наверное, нужно этот текст обернуть скролл вьюером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23" table:style-name="ce5">
            <text:p>23</text:p>
          </table:table-cell>
          <table:table-cell office:value-type="string" table:style-name="ce6">
            <text:p>FiresecService.ViewModels.MainViewModel.OnShowImitator()</text:p>
            <text:p>зависает при попытке показать окно</text:p>
          </table:table-cell>
          <table:table-cell table:style-name="ce5"/>
          <table:table-cell office:value-type="string" table:style-name="ce7">
            <text:p>Ошибка внутри… Исправил</text:p>
          </table:table-cell>
          <table:table-cell table:number-columns-repeated="16380"/>
        </table:table-row>
        <table:table-row table:style-name="ro6">
          <table:table-cell office:value-type="float" office:value="24" table:style-name="ce5">
            <text:p>24</text:p>
          </table:table-cell>
          <table:table-cell office:value-type="string" table:style-name="ce6">
            <text:p>Помнишь, мы с тобой на этой неделе разбирались с проблемой, когда в результате эксэпшена не запускался монитор, а показывалось маленькое окно 100*100. Я думаю, что это окно с показом исключения. Попробуй при загрузке зафайерить какое-нибудь исключение, и посмотри, правильно ли оно ловится и затем показывается в окне</text:p>
          </table:table-cell>
          <table:table-cell table:style-name="ce5"/>
          <table:table-cell office:value-type="string" table:style-name="ce7">
            <text:p>Проблема не в этом, при попытке зафаирить exception нормльно показывается окно (в Bootstrapper там же где грузится конфигурация). Я добавил для уверенности еще try/catch с завершением программы, если ошибка при работу bootstrapper</text:p>
          </table:table-cell>
          <table:table-cell table:number-columns-repeated="16380"/>
        </table:table-row>
        <table:table-row table:style-name="ro6">
          <table:table-cell office:value-type="float" office:value="25" table:style-name="ce5">
            <text:p>25</text:p>
          </table:table-cell>
          <table:table-cell office:value-type="string" table:style-name="ce6">
            <text:p>При запуске сервера окно, а точнее обрезанная часть его заголовка, ненадолго показывается, а потом сворачивается в трэй. Можно этот момент поймать, и за этот заголовок его потаскать и развернуть. Этот эффект хорошо проявляется при включении компьютера с установленным приложением - сервер может в таком состоянии провисеть достаточно долго, пока он запускается</text:p>
          </table:table-cell>
          <table:table-cell table:style-name="ce5"/>
          <table:table-cell office:value-type="string" table:style-name="ce7">
            <text:p>Выставил максимальный приоритет и добавил сокрытие окошка пораньше, не уверен, что на 100% решил проблему, т.к. не могу нормально протестировать…</text:p>
          </table:table-cell>
          <table:table-cell table:number-columns-repeated="16380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string" table:style-name="ce6">
            <text:p>Проверить отображение зон в мониторе (на Остров Русский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string" table:style-name="ce6">
            <text:p>Протестить сервер на выброс exception (отображение окошка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string" table:style-name="ce6">
            <text:p>Протестить на сервере работу эмулятор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string" table:style-name="ce6">
            <text:p>Разобраться с размерами MessageBox - сделать нормальный scroll bar (horzintal and vertical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string" table:style-name="ce8">
            <text:p>В Планах должна быть сетка и возможность выравнивания по сетк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1" table:style-name="ce5">
            <text:p>31</text:p>
          </table:table-cell>
          <table:table-cell office:value-type="string" table:style-name="ce8">
            <text:p>При рисовании многоугольника зажатая клавиши Shift делает прямой угол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2" table:style-name="ce5">
            <text:p>32</text:p>
          </table:table-cell>
          <table:table-cell office:value-type="string" table:style-name="ce6">
            <text:p>При нажатии на ESC во время рисования многоугольника закончить его рисование</text:p>
          </table:table-cell>
          <table:table-cell table:style-name="ce5"/>
          <table:table-cell office:value-type="string" table:style-name="ce7">
            <text:p>ESC - отмена рисования, ENTER - закончить рисование без добавления еще одной точки</text:p>
          </table:table-cell>
          <table:table-cell table:number-columns-repeated="16380"/>
        </table:table-row>
        <table:table-row table:style-name="ro2">
          <table:table-cell office:value-type="float" office:value="33" table:style-name="ce5">
            <text:p>33</text:p>
          </table:table-cell>
          <table:table-cell office:value-type="string" table:style-name="ce8">
            <text:p>Нет возможности в качестве картинки фона указывать файлы с расширением .dwg и .wmf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4" table:style-name="ce5">
            <text:p>34</text:p>
          </table:table-cell>
          <table:table-cell office:value-type="string" table:style-name="ce6">
            <text:p>Задавать свойства фона(цвет и картинку) у пла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5" table:style-name="ce5">
            <text:p>35</text:p>
          </table:table-cell>
          <table:table-cell office:value-type="string" table:style-name="ce8">
            <text:p>Масштабирование с зажатым SHIFT относительно центра фигуры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6" table:style-name="ce5">
            <text:p>36</text:p>
          </table:table-cell>
          <table:table-cell office:value-type="string" table:style-name="ce6">
            <text:p>Проверить масштаб устройств в монитор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37" table:style-name="ce5">
            <text:p>37</text:p>
          </table:table-cell>
          <table:table-cell office:value-type="string" table:style-name="ce6">
            <text:p>Окно с предложением изменить зону устройства, поскольку на плане оно располагается не в той зоне появляется при загрузке программы (желательно выводить его непосредственно при входе на вкладку планы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8" table:style-name="ce5">
            <text:p>38</text:p>
          </table:table-cell>
          <table:table-cell office:value-type="string" table:style-name="ce6">
            <text:p>Нельзя редактировать название/описание созданного пла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9" table:style-name="ce5">
            <text:p>39</text:p>
          </table:table-cell>
          <table:table-cell office:value-type="string" table:style-name="ce6">
            <text:p>Нельзя удалить дочерний план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0" table:style-name="ce5">
            <text:p>40</text:p>
          </table:table-cell>
          <table:table-cell office:value-type="string" table:style-name="ce6">
            <text:p>Следует запрашивать подтверждение при удалении планов.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8">
          <table:table-cell office:value-type="float" office:value="41" table:style-name="ce5">
            <text:p>41</text:p>
          </table:table-cell>
          <table:table-cell office:value-type="string" table:style-name="ce6">
            <text:p>При удалении устройства из дерева следует удалять иконки с плана</text:p>
          </table:table-cell>
          <table:table-cell table:style-name="ce5"/>
          <table:table-cell office:value-type="string" table:style-name="ce7">
            <text:p>15 - удалять не нужно, может стоит файереть событие при удалении устройства, в планах на него подписываться и обновляться - Займусь после того, как Саша реализует механизм нотификации в DeviceManager - исправленно в результате применения общей базовой viewModel для общего списка устройств и списка используемого в плане</text:p>
          </table:table-cell>
          <table:table-cell table:number-columns-repeated="16380"/>
        </table:table-row>
        <table:table-row table:style-name="ro3">
          <table:table-cell office:value-type="float" office:value="42" table:style-name="ce5">
            <text:p>42</text:p>
          </table:table-cell>
          <table:table-cell office:value-type="string" table:style-name="ce6">
            <text:p>Если дочернее устройство для групповых АМ-4, АМП-4, РМ-К не используется, то это нужно отмечать и во вкладке Планы</text:p>
          </table:table-cell>
          <table:table-cell table:style-name="ce5"/>
          <table:table-cell office:value-type="string" table:style-name="ce7">
            <text:p>16, 17 - посмотри, как нередактируемое дерево устройств сделано в мониторе - Саша взял себе</text:p>
          </table:table-cell>
          <table:table-cell table:number-columns-repeated="16380"/>
        </table:table-row>
        <table:table-row table:style-name="ro2">
          <table:table-cell office:value-type="float" office:value="43" table:style-name="ce5">
            <text:p>43</text:p>
          </table:table-cell>
          <table:table-cell office:value-type="string" table:style-name="ce6">
            <text:p>В столбце зона отображается запись FiresecAPI.Models.ZoneLogic</text:p>
          </table:table-cell>
          <table:table-cell table:style-name="ce5"/>
          <table:table-cell office:value-type="string" table:style-name="ce7">
            <text:p>Саша взял себе</text:p>
          </table:table-cell>
          <table:table-cell table:number-columns-repeated="16380"/>
        </table:table-row>
        <table:table-row table:style-name="ro2">
          <table:table-cell office:value-type="float" office:value="44" table:style-name="ce5">
            <text:p>44</text:p>
          </table:table-cell>
          <table:table-cell office:value-type="string" table:style-name="ce6">
            <text:p>Возможно не стоит сворачивать дерево устройств во вклдаке Планы при уходе с этой вклад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5" table:style-name="ce5">
            <text:p>45</text:p>
          </table:table-cell>
          <table:table-cell office:value-type="string" table:style-name="ce6">
            <text:p>В Оперативной задаче фигуры "подпланов" отображаются не в том месте, в котором были расположены в Администратор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6">
          <table:table-cell office:value-type="float" office:value="46" table:style-name="ce5">
            <text:p>46</text:p>
          </table:table-cell>
          <table:table-cell office:value-type="string" table:style-name="ce6">
            <text:p>В тулбаре около часиков может быть несколько иконок сервера, если его несколько раз останавливали и запускали. Если провести по ним мышкой, то они исчезают. Нужно как-то с этим бороться. Я слышал, что вроде винде можно послать сообщение, чтобы она эту область перерисовала</text:p>
          </table:table-cell>
          <table:table-cell table:style-name="ce5"/>
          <table:table-cell office:value-type="string" table:style-name="ce7">
            <text:p>Через WINAPI обновляем область Toolbar при каждом запуске</text:p>
          </table:table-cell>
          <table:table-cell table:number-columns-repeated="16380"/>
        </table:table-row>
        <table:table-row table:style-name="ro3">
          <table:table-cell office:value-type="float" office:value="47" table:style-name="ce5">
            <text:p>47</text:p>
          </table:table-cell>
          <table:table-cell office:value-type="string" table:style-name="ce6">
            <text:p>Если выбрать из контекстного меню "Показать консоль" в сервере, а окно сервера при этом уже открыто, есть в тулбаре, но закрыто другими окнами, то оно не показывается. Нужно его активировать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8" table:style-name="ce5">
            <text:p>48</text:p>
          </table:table-cell>
          <table:table-cell office:value-type="string" table:style-name="ce6">
            <text:p>В мониторе в Bootstrapper.OnConfigurationChanged() нужно закрывать все модальные и немодальные ок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49" table:style-name="ce5">
            <text:p>49</text:p>
          </table:table-cell>
          <table:table-cell office:value-type="string" table:style-name="ce6">
            <text:p>В конфигурации нет планов. Запускается Монитор и вкладку с планами не показывает</text:p>
            <text:p>В Администраторе добавляем план, сохраняем на сервер. Монитор обновляется, но вкладка с планами не появляется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50" table:style-name="ce5">
            <text:p>50</text:p>
          </table:table-cell>
          <table:table-cell office:value-type="string" table:style-name="ce6">
            <text:p>В окне свойства есть список зон</text:p>
            <text:p>Контекстное меню должно быть у выбранной зоны в этом списке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6">
          <table:table-cell office:value-type="float" office:value="51" table:style-name="ce5">
            <text:p>51</text:p>
          </table:table-cell>
          <table:table-cell office:value-type="string" table:style-name="ce6">
            <text:p>В Администраторе при переходе на план сбивается цвет зоны. Если нажать свойства, OK, то у этой зоны цвет возвращается. Не могу сказать точно, когда это происходит. По крайней мере, при когда запускаешь Администратор и в первый раз выбираешь вкладку и там есть зоны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2" table:style-name="ce5">
            <text:p>52</text:p>
          </table:table-cell>
          <table:table-cell office:value-type="string" table:style-name="ce6">
            <text:p>Разобраться с редактированиеам зон - события и обновления!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3" table:style-name="ce5">
            <text:p>53</text:p>
          </table:table-cell>
          <table:table-cell office:value-type="string" table:style-name="ce6">
            <text:p>Подумать над созданием в планах Device Extension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4" table:style-name="ce5">
            <text:p>54</text:p>
          </table:table-cell>
          <table:table-cell office:value-type="string" table:style-name="ce8">
            <text:p>Подумать над созданием в планах Default Extension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5" table:style-name="ce5">
            <text:p>55</text:p>
          </table:table-cell>
          <table:table-cell office:value-type="string" table:style-name="ce6">
            <text:p>Shortcut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6" table:style-name="ce5">
            <text:p>56</text:p>
          </table:table-cell>
          <table:table-cell office:value-type="string" table:style-name="ce6">
            <text:p>MainMenu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7" table:style-name="ce5">
            <text:p>57</text:p>
          </table:table-cell>
          <table:table-cell office:value-type="string" table:style-name="ce6">
            <text:p>Validation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8" table:style-name="ce5">
            <text:p>58</text:p>
          </table:table-cell>
          <table:table-cell office:value-type="string" table:style-name="ce6">
            <text:p>Добавить возможность добавления иконок в Header в модулях Монитора (левая часть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9" table:style-name="ce5">
            <text:p>59</text:p>
          </table:table-cell>
          <table:table-cell office:value-type="string" table:style-name="ce6">
            <text:p>Добавить IDisposable в модули (вызов при выходе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0" table:style-name="ce5">
            <text:p>60</text:p>
          </table:table-cell>
          <table:table-cell office:value-type="string" table:style-name="ce8">
            <text:p>Добавить отдельные методы Save (Load) в модули (уйти от общего SaveService)</text:p>
          </table:table-cell>
          <table:table-cell table:style-name="ce5"/>
          <table:table-cell office:value-type="string" table:style-name="ce9">
            <text:p>??? Не совсем понятно как это сейчас должно быть реализовано - нужно обсуждать</text:p>
          </table:table-cell>
          <table:table-cell table:number-columns-repeated="16380"/>
        </table:table-row>
        <table:table-row table:style-name="ro2">
          <table:table-cell office:value-type="float" office:value="61" table:style-name="ce5">
            <text:p>61</text:p>
          </table:table-cell>
          <table:table-cell office:value-type="string" table:style-name="ce6">
            <text:p>Если размер плана большой - 4000 * 4000,то инструмент нож показывает очень маленькие точки для удаления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2" table:style-name="ce5">
            <text:p>62</text:p>
          </table:table-cell>
          <table:table-cell office:value-type="string" table:style-name="ce6">
            <text:p>Разнести в мониторе отрисовку элементов плана по модулям (PlanExtension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3" table:style-name="ce5">
            <text:p>63</text:p>
          </table:table-cell>
          <table:table-cell office:value-type="string" table:style-name="ce6">
            <text:p>Разнести иконки в мониторе - одну в Device и одну в GK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4" table:style-name="ce5">
            <text:p>64</text:p>
          </table:table-cell>
          <table:table-cell office:value-type="string" table:style-name="ce6">
            <text:p>Сделать прогресс с задаваемым заголовком и без лишних надписей (LoadingService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5" table:style-name="ce5">
            <text:p>65</text:p>
          </table:table-cell>
          <table:table-cell office:value-type="string" table:style-name="ce6">
            <text:p>Добавить контекстное меню к планам - создать подплан/редактировать/удалить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6" table:style-name="ce5">
            <text:p>66</text:p>
          </table:table-cell>
          <table:table-cell office:value-type="string" table:style-name="ce6">
            <text:p>Исправить ошибку при таскании точки у многоугольник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7" table:style-name="ce5">
            <text:p>67</text:p>
          </table:table-cell>
          <table:table-cell office:value-type="string" table:style-name="ce6">
            <text:p>Поменять расположение меню в PlansModule в администраторе</text:p>
          </table:table-cell>
          <table:table-cell table:style-name="ce5"/>
          <table:table-cell office:value-type="string" table:style-name="ce9">
            <text:p>Пробный вариант сделан, но нужно подумать, может как подругому перестроить</text:p>
          </table:table-cell>
          <table:table-cell table:number-columns-repeated="16380"/>
        </table:table-row>
        <table:table-row table:style-name="ro2">
          <table:table-cell office:value-type="float" office:value="68" table:style-name="ce5">
            <text:p>68</text:p>
          </table:table-cell>
          <table:table-cell office:value-type="string" table:style-name="ce6">
            <text:p>Изучить как лучше строить report<text:s/>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9" table:style-name="ce5">
            <text:p>69</text:p>
          </table:table-cell>
          <table:table-cell office:value-type="string" table:style-name="ce6">
            <text:p>В администраторе на планах уметь рисовать зоны ГК</text:p>
          </table:table-cell>
          <table:table-cell table:style-name="ce5"/>
          <table:table-cell office:value-type="string" table:style-name="ce9">
            <text:p>Нужно решить как быть с отображение устройств в зонах (метод вычисления)</text:p>
          </table:table-cell>
          <table:table-cell table:number-columns-repeated="16380"/>
        </table:table-row>
        <table:table-row table:style-name="ro2">
          <table:table-cell office:value-type="float" office:value="70" table:style-name="ce5">
            <text:p>70</text:p>
          </table:table-cell>
          <table:table-cell office:value-type="string" table:style-name="ce6">
            <text:p>В мониторе эти зоны отображать</text:p>
          </table:table-cell>
          <table:table-cell table:style-name="ce5"/>
          <table:table-cell office:value-type="string" table:style-name="ce9">
            <text:p>Реализовано отображение, нет привязки к состояниям</text:p>
          </table:table-cell>
          <table:table-cell table:number-columns-repeated="16380"/>
        </table:table-row>
        <table:table-row table:style-name="ro2">
          <table:table-cell office:value-type="float" office:value="71" table:style-name="ce5">
            <text:p>71</text:p>
          </table:table-cell>
          <table:table-cell office:value-type="string" table:style-name="ce6">
            <text:p>В мониторе масштабировать устройства ГК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2" table:style-name="ce5">
            <text:p>72</text:p>
          </table:table-cell>
          <table:table-cell office:value-type="string" table:style-name="ce6">
            <text:p>Пофиксить проблемы в отчетах -сделать у отчетов enable провекрку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3" table:style-name="ce5">
            <text:p>73</text:p>
          </table:table-cell>
          <table:table-cell office:value-type="string" table:style-name="ce6">
            <text:p>Реализовать механизм построения отчетов из разных модулей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4" table:style-name="ce5">
            <text:p>74</text:p>
          </table:table-cell>
          <table:table-cell office:value-type="string" table:style-name="ce6">
            <text:p>Блок индикации в FireSec-1. Он там растянут по высоте страницы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5" table:style-name="ce5">
            <text:p>75</text:p>
          </table:table-cell>
          <table:table-cell office:value-type="string" table:style-name="ce6">
            <text:p>Разобраться с ориентацией страниц при печати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6" table:style-name="ce5">
            <text:p>76</text:p>
          </table:table-cell>
          <table:table-cell office:value-type="string" table:style-name="ce6">
            <text:p>Сделать в фильтре Journal по умолчанию 1 день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7" table:style-name="ce5">
            <text:p>77</text:p>
          </table:table-cell>
          <table:table-cell office:value-type="string" table:style-name="ce6">
            <text:p>Доработать логику сохранения фильтра в Journal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8" table:style-name="ce5">
            <text:p>78</text:p>
          </table:table-cell>
          <table:table-cell office:value-type="string" table:style-name="ce6">
            <text:p>Удалить старый механизм построения отчетов (RDLC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9" table:style-name="ce5">
            <text:p>79</text:p>
          </table:table-cell>
          <table:table-cell office:value-type="string" table:style-name="ce6">
            <text:p>Починить баг с номерами страниц в MultiReportPaginator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0" table:style-name="ce5">
            <text:p>80</text:p>
          </table:table-cell>
          <table:table-cell office:value-type="string" table:style-name="ce6">
            <text:p>Вынести NavigationItem в Infustructure.Client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1" table:style-name="ce5">
            <text:p>81</text:p>
          </table:table-cell>
          <table:table-cell office:value-type="string" table:style-name="ce6">
            <text:p>Реализовать общий механизм Menu на основе коллекции MenuItem (BaseViewModel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2" table:style-name="ce5">
            <text:p>82</text:p>
          </table:table-cell>
          <table:table-cell office:value-type="string" table:style-name="ce6">
            <text:p>Исправить баг с шириной footer в отчетах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3" table:style-name="ce5">
            <text:p>83</text:p>
          </table:table-cell>
          <table:table-cell office:value-type="string" table:style-name="ce6">
            <text:p>Исправить баг кнопки "создать новый"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4" table:style-name="ce5">
            <text:p>84</text:p>
          </table:table-cell>
          <table:table-cell office:value-type="string" table:style-name="ce6">
            <text:p>Удалить из отчетов ReportType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5" table:style-name="ce5">
            <text:p>85</text:p>
          </table:table-cell>
          <table:table-cell office:value-type="string" table:style-name="ce6">
            <text:p>Удалить ReportType<text:s/>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6" table:style-name="ce5">
            <text:p>86</text:p>
          </table:table-cell>
          <table:table-cell office:value-type="string" table:style-name="ce6">
            <text:p>Проверить дублирование добавлений extension в планах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7" table:style-name="ce5">
            <text:p>87</text:p>
          </table:table-cell>
          <table:table-cell office:value-type="string" table:style-name="ce6">
            <text:p>Перестроение дерева устройств в планах для Device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8" table:style-name="ce5">
            <text:p>88</text:p>
          </table:table-cell>
          <table:table-cell office:value-type="string" table:style-name="ce6">
            <text:p>Починить баг с переходом по двойному щелчку в валидации</text:p>
          </table:table-cell>
          <table:table-cell table:style-name="ce5"/>
          <table:table-cell office:value-type="string" table:style-name="ce9">
            <text:p>Не воспроизводится, скорее всего уже исправлена в NavigationItem</text:p>
          </table:table-cell>
          <table:table-cell table:number-columns-repeated="16380"/>
        </table:table-row>
        <table:table-row table:style-name="ro2">
          <table:table-cell office:value-type="float" office:value="89" table:style-name="ce5">
            <text:p>89</text:p>
          </table:table-cell>
          <table:table-cell office:value-type="string" table:style-name="ce6">
            <text:p>Починить баг с инструментами, когда нет плана</text:p>
          </table:table-cell>
          <table:table-cell table:style-name="ce5"/>
          <table:table-cell office:value-type="string" table:style-name="ce9">
            <text:p>Сделал чтобы панель с инструментами дизэйблилась, если нет плана</text:p>
          </table:table-cell>
          <table:table-cell table:number-columns-repeated="16380"/>
        </table:table-row>
        <table:table-row table:style-name="ro2">
          <table:table-cell office:value-type="float" office:value="90" table:style-name="ce5">
            <text:p>90</text:p>
          </table:table-cell>
          <table:table-cell office:value-type="string" table:style-name="ce6">
            <text:p>Переработать MainMenu - добавить splitter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1" table:style-name="ce5">
            <text:p>91</text:p>
          </table:table-cell>
          <table:table-cell office:value-type="string" table:style-name="ce6">
            <text:p>Перестроение дерева устройств в планах для XDevice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2" table:style-name="ce5">
            <text:p>92</text:p>
          </table:table-cell>
          <table:table-cell office:value-type="string" table:style-name="ce6">
            <text:p>Сделать обновление свойств зон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3" table:style-name="ce5">
            <text:p>93</text:p>
          </table:table-cell>
          <table:table-cell office:value-type="string" table:style-name="ce10">
            <text:p>Прикрутить PimmedDocumentPaginator</text:p>
          </table:table-cell>
          <table:table-cell table:style-name="ce5"/>
          <table:table-cell office:value-type="string" table:style-name="ce9">
            <text:p>Заголовок таблицы на каждой странице</text:p>
          </table:table-cell>
          <table:table-cell table:number-columns-repeated="16380"/>
        </table:table-row>
        <table:table-row table:style-name="ro2">
          <table:table-cell office:value-type="float" office:value="94" table:style-name="ce5">
            <text:p>94</text:p>
          </table:table-cell>
          <table:table-cell office:value-type="string" table:style-name="ce6">
            <text:p>Сделать стиль для TreeListView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5" table:style-name="ce5">
            <text:p>95</text:p>
          </table:table-cell>
          <table:table-cell office:value-type="string" table:style-name="ce6">
            <text:p>Добавить индексы в БД \Deploy\SqlCE\Firesec.sdf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6" table:style-name="ce5">
            <text:p>96</text:p>
          </table:table-cell>
          <table:table-cell office:value-type="string" table:style-name="ce6">
            <text:p>Заканчивать создание многоугольника не правой кнопкой мыши,а двойным щелчком левой кнопкой мыши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7" table:style-name="ce5">
            <text:p>97</text:p>
          </table:table-cell>
          <table:table-cell office:value-type="string" table:style-name="ce6">
            <text:p>Прозрачный фон у плана как в фотошопе - шахматная доск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8" table:style-name="ce5">
            <text:p>98</text:p>
          </table:table-cell>
          <table:table-cell office:value-type="string" table:style-name="ce6">
            <text:p>Починить форму прогресс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6">
          <table:table-cell office:value-type="float" office:value="99" table:style-name="ce5">
            <text:p>99</text:p>
          </table:table-cell>
          <table:table-cell office:value-type="string" table:style-name="ce6">
            <text:p>Протестить индексы в БД (монитор/события)</text:p>
          </table:table-cell>
          <table:table-cell table:style-name="ce5"/>
          <table:table-cell office:value-type="string" table:style-name="ce9">
            <text:p>Индексы ускоряют выполнение непосредственно запроса, но это полностью не решает проблему, т.к. задержка возникает в LinqToSql при передачи большой коллекции объектов</text:p>
          </table:table-cell>
          <table:table-cell table:number-columns-repeated="16380"/>
        </table:table-row>
        <table:table-row table:style-name="ro3">
          <table:table-cell office:value-type="float" office:value="100" table:style-name="ce5">
            <text:p>100</text:p>
          </table:table-cell>
          <table:table-cell office:value-type="string" table:style-name="ce6">
            <text:p>Разобраться с <text:s/>синхронизацией с COM Server (Dispatcher)</text:p>
          </table:table-cell>
          <table:table-cell table:style-name="ce5"/>
          <table:table-cell office:value-type="string" table:style-name="ce9">
            <text:p>Получилось реализовать решение через Dispatcher (нужно было удалить COM объект Connection)</text:p>
          </table:table-cell>
          <table:table-cell table:number-columns-repeated="16380"/>
        </table:table-row>
        <table:table-row table:style-name="ro2">
          <table:table-cell office:value-type="float" office:value="101" table:style-name="ce5">
            <text:p>101</text:p>
          </table:table-cell>
          <table:table-cell office:value-type="string" table:style-name="ce6">
            <text:p>Разобраться с производительностью Архива (возможно перейти на ADO.NET)</text:p>
          </table:table-cell>
          <table:table-cell table:style-name="ce5"/>
          <table:table-cell office:value-type="string" table:style-name="ce9">
            <text:p>Нужно разобраться с передачей большого количества объектов - fixed</text:p>
          </table:table-cell>
          <table:table-cell table:number-columns-repeated="16380"/>
        </table:table-row>
        <table:table-row table:style-name="ro2">
          <table:table-cell office:value-type="float" office:value="102" table:style-name="ce5">
            <text:p>102</text:p>
          </table:table-cell>
          <table:table-cell office:value-type="string" table:style-name="ce6">
            <text:p>Исправить прозрачность для фона плана (убрать фон прозрачности для элементов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3" table:style-name="ce5">
            <text:p>103</text:p>
          </table:table-cell>
          <table:table-cell office:value-type="string" table:style-name="ce6">
            <text:p>Переделать TreeListView на использование DataGrid</text:p>
          </table:table-cell>
          <table:table-cell table:style-name="ce5"/>
          <table:table-cell office:value-type="string" table:style-name="ce9">
            <text:p>Реализовано на базе отдельного контрола для редактирования ячеик</text:p>
          </table:table-cell>
          <table:table-cell table:number-columns-repeated="16380"/>
        </table:table-row>
        <table:table-row table:style-name="ro2">
          <table:table-cell office:value-type="float" office:value="104" table:style-name="ce5">
            <text:p>104</text:p>
          </table:table-cell>
          <table:table-cell office:value-type="string" table:style-name="ce6">
            <text:p>Пофиксить проблему с шириной footer отчетов (обрезаются знаки в номере страницы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5" table:style-name="ce5">
            <text:p>105</text:p>
          </table:table-cell>
          <table:table-cell office:value-type="string" table:style-name="ce6">
            <text:p>Cделать стиль для ListView (на примере зон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6" table:style-name="ce5">
            <text:p>106</text:p>
          </table:table-cell>
          <table:table-cell office:value-type="string" table:style-name="ce6">
            <text:p>В ОЗ при наведении на зону оконтовывать ее, как у устройств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7" table:style-name="ce5">
            <text:p>107</text:p>
          </table:table-cell>
          <table:table-cell office:value-type="string" table:style-name="ce6">
            <text:p>Резаобраться с выставлением ширины последней колонки в GridView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9">
          <table:table-cell office:value-type="float" office:value="108" table:style-name="ce5">
            <text:p>108</text:p>
          </table:table-cell>
          <table:table-cell office:value-type="string" table:style-name="ce6">
            <text:p>Если вкладка подписана на событие клавиатуру, но при этом показано модальное диалоговое окно, то не нужно это событие отрабатывать</text:p>
          </table:table-cell>
          <table:table-cell table:style-name="ce5"/>
          <table:table-cell office:value-type="string" table:style-name="ce9">
            <text:p>Исправил - переделал Devices на использование Shortcut Service и пофиксил в Shortcut</text:p>
          </table:table-cell>
          <table:table-cell table:number-columns-repeated="16380"/>
        </table:table-row>
        <table:table-row table:style-name="ro2">
          <table:table-cell office:value-type="float" office:value="109" table:style-name="ce5">
            <text:p>109</text:p>
          </table:table-cell>
          <table:table-cell office:value-type="string" table:style-name="ce6">
            <text:p>В ОЗ выделение устройств и зон на планах должно быть одинаковой толщины не зависимо от масштаб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0" table:style-name="ce5">
            <text:p>110</text:p>
          </table:table-cell>
          <table:table-cell office:value-type="string" table:style-name="ce8">
            <text:p>В Администраторе на планах дать возможность отображать сетку и возможность выравнивать по ней элементы</text:p>
          </table:table-cell>
          <table:table-cell table:style-name="ce5"/>
          <table:table-cell office:value-type="string" table:style-name="ce9">
            <text:p>Отложено - достаточно объемный таск</text:p>
          </table:table-cell>
          <table:table-cell table:number-columns-repeated="16380"/>
        </table:table-row>
        <table:table-row table:style-name="ro2">
          <table:table-cell office:value-type="float" office:value="111" table:style-name="ce5">
            <text:p>111</text:p>
          </table:table-cell>
          <table:table-cell office:value-type="string" table:style-name="ce6">
            <text:p>При автоактивации устройств на плане нужно показывать не пульсирующую окружность, а перекрестие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2" table:style-name="ce5">
            <text:p>112</text:p>
          </table:table-cell>
          <table:table-cell office:value-type="string" table:style-name="ce11">
            <text:p>Сортировка устройств в дереве по типу и по адресу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3" table:style-name="ce5">
            <text:p>113</text:p>
          </table:table-cell>
          <table:table-cell office:value-type="string" table:style-name="ce6">
            <text:p>Во вкладке планы, при создании надписи текст не умещается в рамку.</text:p>
          </table:table-cell>
          <table:table-cell table:style-name="ce5"/>
          <table:table-cell office:value-type="string" table:style-name="ce9">
            <text:p>Добавить выравнивание</text:p>
          </table:table-cell>
          <table:table-cell table:number-columns-repeated="16380"/>
        </table:table-row>
        <table:table-row table:style-name="ro3">
          <table:table-cell office:value-type="float" office:value="114" table:style-name="ce5">
            <text:p>114</text:p>
          </table:table-cell>
          <table:table-cell office:value-type="string" table:style-name="ce6">
            <text:p>Вкладка Планы при уменьшении размера многоугольной  зоны или  многоугольника то последующее масштабирование этого объекта невозможно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3">
          <table:table-cell office:value-type="float" office:value="115" table:style-name="ce5">
            <text:p>115</text:p>
          </table:table-cell>
          <table:table-cell office:value-type="string" table:style-name="ce6">
            <text:p>Вкладка Планы,  баг при показе цвета нарисованной линии: в свойствах линии  показан цвет – White, каким бы цветом не была линия в данный момент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3">
          <table:table-cell office:value-type="float" office:value="116" table:style-name="ce5">
            <text:p>116</text:p>
          </table:table-cell>
          <table:table-cell office:value-type="string" table:style-name="ce6">
            <text:p>При быстром переходе от плана к плану, возникает баг с изображениями: пропадает фоновая картинка. Тоже самое возникает при частом и быстром масштабировании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7" table:style-name="ce5">
            <text:p>117</text:p>
          </table:table-cell>
          <table:table-cell office:value-type="string" table:style-name="ce6">
            <text:p>Шорткарт сервис должен также проверять доступность команда(CanExecute), а не только саму команду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8" table:style-name="ce5">
            <text:p>118</text:p>
          </table:table-cell>
          <table:table-cell office:value-type="string" table:style-name="ce6">
            <text:p>Перевести Devices на новый TreeListView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3">
          <table:table-cell office:value-type="float" office:value="119" table:style-name="ce5">
            <text:p>119</text:p>
          </table:table-cell>
          <table:table-cell office:value-type="string" table:style-name="ce6">
            <text:p>При удалении устройства из вкладки устройства, не обновляется значек на плане, возможно, то же самое произойдет и с зоной</text:p>
          </table:table-cell>
          <table:table-cell table:style-name="ce5"/>
          <table:table-cell office:value-type="string" table:style-name="ce9">
            <text:p>Нужно проверить после исправления в Devices (сейчас Changed фаерится до удаления устройства из коллекции)</text:p>
          </table:table-cell>
          <table:table-cell table:number-columns-repeated="16380"/>
        </table:table-row>
        <table:table-row table:style-name="ro2">
          <table:table-cell office:value-type="float" office:value="120" table:style-name="ce5">
            <text:p>120</text:p>
          </table:table-cell>
          <table:table-cell office:value-type="string" table:style-name="ce6">
            <text:p>Проблема с обновлением дерева устройств при создании новой конфигурации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1" table:style-name="ce5">
            <text:p>121</text:p>
          </table:table-cell>
          <table:table-cell office:value-type="string" table:style-name="ce6">
            <text:p>Добавить проверку CanExecute в код RelayCommand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2" table:style-name="ce5">
            <text:p>122</text:p>
          </table:table-cell>
          <table:table-cell office:value-type="string" table:style-name="ce6">
            <text:p>TextBox AttatchedProperty перекрывает события ctrl+v, ctrl+c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3" table:style-name="ce5">
            <text:p>123</text:p>
          </table:table-cell>
          <table:table-cell office:value-type="string" table:style-name="ce6">
            <text:p>В treelistview и listview всегда показывать вертикальный scroll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10">
          <table:table-cell office:value-type="float" office:value="124" table:style-name="ce5">
            <text:p>124</text:p>
          </table:table-cell>
          <table:table-cell office:value-type="string" table:style-name="ce6">
            <text:p>Фикс бага в TreeListView при создании новой конфигурации</text:p>
          </table:table-cell>
          <table:table-cell table:style-name="ce5"/>
          <table:table-cell office:value-type="string" table:style-name="ce12">
            <text:p>{System.Windows.Controls.TreeViewItem Header:{DisconnectedItem} Items.Count:0}</text:p>
          </table:table-cell>
          <table:table-cell table:number-columns-repeated="16380"/>
        </table:table-row>
        <table:table-row table:style-name="ro2">
          <table:table-cell office:value-type="float" office:value="125" table:style-name="ce5">
            <text:p>125</text:p>
          </table:table-cell>
          <table:table-cell office:value-type="string" table:style-name="ce6">
            <text:p>Сделать прокрутку к выбранному элементу в treelistview<text:s/>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6" table:style-name="ce5">
            <text:p>126</text:p>
          </table:table-cell>
          <table:table-cell office:value-type="string" table:style-name="ce6">
            <text:p>Проверить ошибку с переполнением журнала логов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7" table:style-name="ce5">
            <text:p>127</text:p>
          </table:table-cell>
          <table:table-cell office:value-type="string" table:style-name="ce6">
            <text:p>Пофиксить проблему загрузки Assembly (for Dynamic Assembly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8" table:style-name="ce5">
            <text:p>128</text:p>
          </table:table-cell>
          <table:table-cell office:value-type="string" table:style-name="ce6">
            <text:p>Изучить возможные форматы для рисунков (svg)</text:p>
          </table:table-cell>
          <table:table-cell table:number-columns-repeated="16382" table:style-name="ce1"/>
        </table:table-row>
        <table:table-row table:style-name="ro2">
          <table:table-cell office:value-type="float" office:value="129" table:style-name="ce5">
            <text:p>129</text:p>
          </table:table-cell>
          <table:table-cell office:value-type="string" table:style-name="ce6">
            <text:p>Кликабельная область треугольника развертывания должна быть больше</text:p>
          </table:table-cell>
          <table:table-cell table:number-columns-repeated="16382" table:style-name="ce1"/>
        </table:table-row>
        <table:table-row table:style-name="ro2">
          <table:table-cell office:value-type="float" office:value="130" table:style-name="ce5">
            <text:p>130</text:p>
          </table:table-cell>
          <table:table-cell office:value-type="string" table:style-name="ce10">
            <text:p>Вкладка Планы, предлагаю добавить экспорт картинок на плане. (Предложение.)</text:p>
          </table:table-cell>
          <table:table-cell table:number-columns-repeated="16382" table:style-name="ce1"/>
        </table:table-row>
        <table:table-row table:style-name="ro2">
          <table:table-cell office:value-type="float" office:value="131" table:style-name="ce5">
            <text:p>131</text:p>
          </table:table-cell>
          <table:table-cell office:value-type="string" table:style-name="ce6">
            <text:p>Вкладка Планы, нет возможности применять слои для зон и устройств. (Предложение.)</text:p>
          </table:table-cell>
          <table:table-cell table:number-columns-repeated="16382" table:style-name="ce1"/>
        </table:table-row>
        <table:table-row table:style-name="ro3">
          <table:table-cell office:value-type="float" office:value="132" table:style-name="ce5">
            <text:p>132</text:p>
          </table:table-cell>
          <table:table-cell office:value-type="string" table:style-name="ce10">
            <text:p>Вкладка Планы, прошу добавить работу кнопок вверх, вниз, влево, вправо для перемещения объектов по плану. А также возможность медленного перемещения с помощью клавиши ctrl  и быстрого с помощью  shift.( Предложение.)</text:p>
          </table:table-cell>
          <table:table-cell table:number-columns-repeated="16382" table:style-name="ce1"/>
        </table:table-row>
        <table:table-row table:style-name="ro3">
          <table:table-cell office:value-type="float" office:value="133" table:style-name="ce5">
            <text:p>133</text:p>
          </table:table-cell>
          <table:table-cell office:value-type="string" table:style-name="ce6">
            <text:p>Вкладка Планы, если заблокировать объекты на плане с помощью инструмента «замок,  то всё равно устройства можно выделить и удалить по средством нажатия ctrl+А   и del. (Замечание.)</text:p>
          </table:table-cell>
          <table:table-cell table:number-columns-repeated="16382" table:style-name="ce1"/>
        </table:table-row>
        <table:table-row table:style-name="ro2">
          <table:table-cell office:value-type="float" office:value="134" table:style-name="ce5">
            <text:p>134</text:p>
          </table:table-cell>
          <table:table-cell office:value-type="string" table:style-name="ce6">
            <text:p>Не удается вызвать контекстное меню свойств фигуры, если она находится под зоной (Замечание)</text:p>
          </table:table-cell>
          <table:table-cell table:style-name="ce1"/>
          <table:table-cell office:value-type="string" table:style-name="ce1">
            <text:p>Добавить Zindex ко всем Zlayer - фактически разделилось на 2 задачи: #145 и #147</text:p>
          </table:table-cell>
          <table:table-cell table:number-columns-repeated="16380" table:style-name="ce1"/>
        </table:table-row>
        <table:table-row table:style-name="ro2">
          <table:table-cell office:value-type="float" office:value="135" table:style-name="ce5">
            <text:p>135</text:p>
          </table:table-cell>
          <table:table-cell office:value-type="string" table:style-name="ce6">
            <text:p>Переход к элементу в дереве сутройств по right-click</text:p>
          </table:table-cell>
          <table:table-cell table:number-columns-repeated="16382" table:style-name="ce1"/>
        </table:table-row>
        <table:table-row table:style-name="ro2">
          <table:table-cell office:value-type="float" office:value="136" table:style-name="ce5">
            <text:p>136</text:p>
          </table:table-cell>
          <table:table-cell office:value-type="string" table:style-name="ce6">
            <text:p>Неверно отображается полное число страниц в отчете Блоки индикации в правом нижнем углу (замечание)</text:p>
          </table:table-cell>
          <table:table-cell table:number-columns-repeated="16382" table:style-name="ce1"/>
        </table:table-row>
        <table:table-row table:style-name="ro2">
          <table:table-cell office:value-type="float" office:value="137" table:style-name="ce5">
            <text:p>137</text:p>
          </table:table-cell>
          <table:table-cell office:value-type="string" table:style-name="ce10">
            <text:p>В отчете Журнал событий строка может разрываться и переноситься на другую страницу (замечание)</text:p>
          </table:table-cell>
          <table:table-cell table:number-columns-repeated="16382" table:style-name="ce1"/>
        </table:table-row>
        <table:table-row table:style-name="ro2">
          <table:table-cell office:value-type="float" office:value="138" table:style-name="ce5">
            <text:p>138</text:p>
          </table:table-cell>
          <table:table-cell office:value-type="string" table:style-name="ce6">
            <text:p>Выделение всего такста в Textbox при переходе по Tab</text:p>
          </table:table-cell>
          <table:table-cell table:number-columns-repeated="16382" table:style-name="ce1"/>
        </table:table-row>
        <table:table-row table:style-name="ro2">
          <table:table-cell office:value-type="float" office:value="139" table:style-name="ce5">
            <text:p>139</text:p>
          </table:table-cell>
          <table:table-cell office:value-type="string" table:style-name="ce6">
            <text:p>Убрать логирование информации о системе</text:p>
          </table:table-cell>
          <table:table-cell table:number-columns-repeated="16382" table:style-name="ce1"/>
        </table:table-row>
        <table:table-row table:style-name="ro2">
          <table:table-cell office:value-type="float" office:value="140" table:style-name="ce5">
            <text:p>140</text:p>
          </table:table-cell>
          <table:table-cell office:value-type="string" table:style-name="ce6">
            <text:p>При копировании надписи не копируется свойство "Растянуть"</text:p>
          </table:table-cell>
          <table:table-cell table:number-columns-repeated="16382" table:style-name="ce1"/>
        </table:table-row>
        <table:table-row table:style-name="ro2">
          <table:table-cell office:value-type="float" office:value="141" table:style-name="ce5">
            <text:p>141</text:p>
          </table:table-cell>
          <table:table-cell office:value-type="string" table:style-name="ce6">
            <text:p>Команды Копировать/Вырезать в контекстном меню каждого элемента</text:p>
          </table:table-cell>
          <table:table-cell table:number-columns-repeated="16382" table:style-name="ce1"/>
        </table:table-row>
        <table:table-row table:style-name="ro2">
          <table:table-cell office:value-type="float" office:value="142" table:style-name="ce5">
            <text:p>142</text:p>
          </table:table-cell>
          <table:table-cell office:value-type="string" table:style-name="ce6">
            <text:p>Больше настроек у надписи: Тип шрифта, италик, болд</text:p>
          </table:table-cell>
          <table:table-cell table:number-columns-repeated="16382" table:style-name="ce1"/>
        </table:table-row>
        <table:table-row table:style-name="ro2">
          <table:table-cell office:value-type="float" office:value="143" table:style-name="ce5">
            <text:p>143</text:p>
          </table:table-cell>
          <table:table-cell office:value-type="string" table:style-name="ce6">
            <text:p>Добавить контекстное меню к плану - Вставить + вставки по точки клика</text:p>
          </table:table-cell>
          <table:table-cell table:number-columns-repeated="16382" table:style-name="ce1"/>
        </table:table-row>
        <table:table-row table:style-name="ro2">
          <table:table-cell office:value-type="float" office:value="144" table:style-name="ce5">
            <text:p>144</text:p>
          </table:table-cell>
          <table:table-cell office:value-type="string" table:style-name="ce6">
            <text:p>Баг в ОЗ при обновление конфигурации - перестает работать переключение по планам</text:p>
          </table:table-cell>
          <table:table-cell table:number-columns-repeated="16382" table:style-name="ce1"/>
        </table:table-row>
        <table:table-row table:style-name="ro2">
          <table:table-cell office:value-type="float" office:value="145" table:style-name="ce5">
            <text:p>145</text:p>
          </table:table-cell>
          <table:table-cell office:value-type="string" table:style-name="ce6">
            <text:p>В Администраторе, в планах добавить контекстое меню в слоях<text:s/></text:p>
          </table:table-cell>
          <table:table-cell table:number-columns-repeated="16382" table:style-name="ce1"/>
        </table:table-row>
        <table:table-row table:style-name="ro2">
          <table:table-cell office:value-type="float" office:value="146" table:style-name="ce5">
            <text:p>146</text:p>
          </table:table-cell>
          <table:table-cell office:value-type="string" table:style-name="ce6">
            <text:p>В ОЗ в планах сделать отрисовку "крестика flush"<text:s text:c="2"/></text:p>
          </table:table-cell>
          <table:table-cell table:number-columns-repeated="16382" table:style-name="ce1"/>
        </table:table-row>
        <table:table-row table:style-name="ro2">
          <table:table-cell office:value-type="float" office:value="147" table:style-name="ce5">
            <text:p>147</text:p>
          </table:table-cell>
          <table:table-cell office:value-type="string" table:style-name="ce6">
            <text:p>В администроре в планах поменять механиз Zindex и Zlayer, добавить Zindex ко всем элементам</text:p>
          </table:table-cell>
          <table:table-cell table:number-columns-repeated="16382" table:style-name="ce1"/>
        </table:table-row>
        <table:table-row table:style-name="ro2">
          <table:table-cell office:value-type="float" office:value="148" table:style-name="ce5">
            <text:p>148</text:p>
          </table:table-cell>
          <table:table-cell office:value-type="string" table:style-name="ce6">
            <text:p>Администритор, планы - сделать выравнивание элементов относительно друг-друга</text:p>
          </table:table-cell>
          <table:table-cell table:number-columns-repeated="16382" table:style-name="ce1"/>
        </table:table-row>
        <table:table-row table:style-name="ro2">
          <table:table-cell office:value-type="float" office:value="149" table:style-name="ce5">
            <text:p>149</text:p>
          </table:table-cell>
          <table:table-cell office:value-type="string" table:style-name="ce6">
            <text:p>В TreeListView исправить баг с header</text:p>
          </table:table-cell>
          <table:table-cell table:number-columns-repeated="16382" table:style-name="ce1"/>
        </table:table-row>
        <table:table-row table:style-name="ro2">
          <table:table-cell office:value-type="float" office:value="150" table:style-name="ce5">
            <text:p>150</text:p>
          </table:table-cell>
          <table:table-cell office:value-type="string" table:style-name="ce6">
            <text:p>Проверить DoubleLaunchLocker в сервере</text:p>
          </table:table-cell>
          <table:table-cell table:number-columns-repeated="16382" table:style-name="ce1"/>
        </table:table-row>
        <table:table-row table:style-name="ro3">
          <table:table-cell office:value-type="float" office:value="151" table:style-name="ce5">
            <text:p>151</text:p>
          </table:table-cell>
          <table:table-cell office:value-type="string" table:style-name="ce6">
            <text:p>Если в ОЗ установлена галочка Активации планов по событию, и одновременно меняются состояния сразу нескольких устройств, то программа зависает</text:p>
          </table:table-cell>
          <table:table-cell table:style-name="ce1"/>
          <table:table-cell office:value-type="string" table:style-name="ce1">
            <text:p>Не удается воспроизвести</text:p>
          </table:table-cell>
          <table:table-cell table:number-columns-repeated="16380" table:style-name="ce1"/>
        </table:table-row>
        <table:table-row table:style-name="ro2">
          <table:table-cell office:value-type="float" office:value="152" table:style-name="ce5">
            <text:p>152</text:p>
          </table:table-cell>
          <table:table-cell office:value-type="string" table:style-name="ce6">
            <text:p>Проверить перформанс на планах в ОЗ на больших конфигурациях (протостить без отрисовки устройств)</text:p>
          </table:table-cell>
          <table:table-cell table:number-columns-repeated="16382" table:style-name="ce1"/>
        </table:table-row>
        <table:table-row table:style-name="ro2">
          <table:table-cell office:value-type="float" office:value="153" table:style-name="ce5">
            <text:p>15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54" table:style-name="ce5">
            <text:p>15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55" table:style-name="ce5">
            <text:p>15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56" table:style-name="ce5">
            <text:p>15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57" table:style-name="ce5">
            <text:p>15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58" table:style-name="ce5">
            <text:p>15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59" table:style-name="ce5">
            <text:p>15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0" table:style-name="ce5">
            <text:p>16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1" table:style-name="ce5">
            <text:p>16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2" table:style-name="ce5">
            <text:p>16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3" table:style-name="ce5">
            <text:p>16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4" table:style-name="ce5">
            <text:p>16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5" table:style-name="ce5">
            <text:p>16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6" table:style-name="ce5">
            <text:p>16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7" table:style-name="ce5">
            <text:p>16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8" table:style-name="ce5">
            <text:p>16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9" table:style-name="ce5">
            <text:p>16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0" table:style-name="ce5">
            <text:p>17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1" table:style-name="ce5">
            <text:p>17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2" table:style-name="ce5">
            <text:p>17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3" table:style-name="ce5">
            <text:p>17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4" table:style-name="ce5">
            <text:p>17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5" table:style-name="ce5">
            <text:p>17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6" table:style-name="ce5">
            <text:p>17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7" table:style-name="ce5">
            <text:p>17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8" table:style-name="ce5">
            <text:p>17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9" table:style-name="ce5">
            <text:p>17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0" table:style-name="ce5">
            <text:p>18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1" table:style-name="ce5">
            <text:p>18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2" table:style-name="ce5">
            <text:p>18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3" table:style-name="ce5">
            <text:p>18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4" table:style-name="ce5">
            <text:p>18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5" table:style-name="ce5">
            <text:p>18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6" table:style-name="ce5">
            <text:p>18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7" table:style-name="ce5">
            <text:p>18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8" table:style-name="ce5">
            <text:p>18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9" table:style-name="ce5">
            <text:p>18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0" table:style-name="ce5">
            <text:p>19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1" table:style-name="ce5">
            <text:p>19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2" table:style-name="ce5">
            <text:p>19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3" table:style-name="ce5">
            <text:p>19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4" table:style-name="ce5">
            <text:p>19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5" table:style-name="ce5">
            <text:p>19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6" table:style-name="ce5">
            <text:p>19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7" table:style-name="ce5">
            <text:p>19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8" table:style-name="ce5">
            <text:p>19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9" table:style-name="ce5">
            <text:p>19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0" table:style-name="ce5">
            <text:p>20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1" table:style-name="ce5">
            <text:p>20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2" table:style-name="ce5">
            <text:p>20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3" table:style-name="ce5">
            <text:p>20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4" table:style-name="ce5">
            <text:p>20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5" table:style-name="ce5">
            <text:p>20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6" table:style-name="ce5">
            <text:p>20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7" table:style-name="ce5">
            <text:p>20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8" table:style-name="ce5">
            <text:p>20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9" table:style-name="ce5">
            <text:p>20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0" table:style-name="ce5">
            <text:p>21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1" table:style-name="ce5">
            <text:p>21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2" table:style-name="ce5">
            <text:p>21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3" table:style-name="ce5">
            <text:p>21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4" table:style-name="ce5">
            <text:p>21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5" table:style-name="ce5">
            <text:p>21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6" table:style-name="ce5">
            <text:p>21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7" table:style-name="ce5">
            <text:p>21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8" table:style-name="ce5">
            <text:p>21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9" table:style-name="ce5">
            <text:p>21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0" table:style-name="ce5">
            <text:p>22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1" table:style-name="ce5">
            <text:p>22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2" table:style-name="ce5">
            <text:p>22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3" table:style-name="ce5">
            <text:p>22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4" table:style-name="ce5">
            <text:p>22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5" table:style-name="ce5">
            <text:p>22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6" table:style-name="ce5">
            <text:p>22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7" table:style-name="ce5">
            <text:p>22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8" table:style-name="ce5">
            <text:p>22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9" table:style-name="ce5">
            <text:p>22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0" table:style-name="ce5">
            <text:p>23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1" table:style-name="ce5">
            <text:p>23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2" table:style-name="ce5">
            <text:p>23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3" table:style-name="ce5">
            <text:p>23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4" table:style-name="ce5">
            <text:p>23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5" table:style-name="ce5">
            <text:p>23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6" table:style-name="ce5">
            <text:p>23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7" table:style-name="ce5">
            <text:p>23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8" table:style-name="ce5">
            <text:p>23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9" table:style-name="ce5">
            <text:p>23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0" table:style-name="ce5">
            <text:p>24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1" table:style-name="ce5">
            <text:p>24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2" table:style-name="ce5">
            <text:p>24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3" table:style-name="ce5">
            <text:p>24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4" table:style-name="ce5">
            <text:p>24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5" table:style-name="ce5">
            <text:p>24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6" table:style-name="ce5">
            <text:p>24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7" table:style-name="ce5">
            <text:p>24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8" table:style-name="ce5">
            <text:p>24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9" table:style-name="ce5">
            <text:p>24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0" table:style-name="ce5">
            <text:p>25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1" table:style-name="ce5">
            <text:p>25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2" table:style-name="ce5">
            <text:p>25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3" table:style-name="ce5">
            <text:p>25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4" table:style-name="ce5">
            <text:p>25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5" table:style-name="ce5">
            <text:p>25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6" table:style-name="ce5">
            <text:p>25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7" table:style-name="ce5">
            <text:p>25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8" table:style-name="ce5">
            <text:p>25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9" table:style-name="ce5">
            <text:p>25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0" table:style-name="ce5">
            <text:p>26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1" table:style-name="ce5">
            <text:p>26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2" table:style-name="ce5">
            <text:p>26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3" table:style-name="ce5">
            <text:p>26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4" table:style-name="ce5">
            <text:p>26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5" table:style-name="ce5">
            <text:p>26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6" table:style-name="ce5">
            <text:p>26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7" table:style-name="ce5">
            <text:p>26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8" table:style-name="ce5">
            <text:p>26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9" table:style-name="ce5">
            <text:p>26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0" table:style-name="ce5">
            <text:p>27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1" table:style-name="ce5">
            <text:p>27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2" table:style-name="ce5">
            <text:p>27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3" table:style-name="ce5">
            <text:p>27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4" table:style-name="ce5">
            <text:p>27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5" table:style-name="ce5">
            <text:p>27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6" table:style-name="ce5">
            <text:p>27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7" table:style-name="ce5">
            <text:p>27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8" table:style-name="ce5">
            <text:p>27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9" table:style-name="ce5">
            <text:p>27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0" table:style-name="ce5">
            <text:p>28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1" table:style-name="ce5">
            <text:p>28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2" table:style-name="ce5">
            <text:p>28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3" table:style-name="ce5">
            <text:p>28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4" table:style-name="ce5">
            <text:p>28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5" table:style-name="ce5">
            <text:p>28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6" table:style-name="ce5">
            <text:p>28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7" table:style-name="ce5">
            <text:p>28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8" table:style-name="ce5">
            <text:p>28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9" table:style-name="ce5">
            <text:p>28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0" table:style-name="ce5">
            <text:p>29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1" table:style-name="ce5">
            <text:p>29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2" table:style-name="ce5">
            <text:p>29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3" table:style-name="ce5">
            <text:p>29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4" table:style-name="ce5">
            <text:p>29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5" table:style-name="ce5">
            <text:p>29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6" table:style-name="ce5">
            <text:p>29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7" table:style-name="ce5">
            <text:p>29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8" table:style-name="ce5">
            <text:p>29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9" table:style-name="ce5">
            <text:p>29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0" table:style-name="ce5">
            <text:p>30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1" table:style-name="ce5">
            <text:p>30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2" table:style-name="ce5">
            <text:p>30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3" table:style-name="ce5">
            <text:p>30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4" table:style-name="ce5">
            <text:p>30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5" table:style-name="ce5">
            <text:p>30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6" table:style-name="ce5">
            <text:p>30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7" table:style-name="ce5">
            <text:p>30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8" table:style-name="ce5">
            <text:p>30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9" table:style-name="ce5">
            <text:p>30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0" table:style-name="ce5">
            <text:p>31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1" table:style-name="ce5">
            <text:p>31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2" table:style-name="ce5">
            <text:p>31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3" table:style-name="ce5">
            <text:p>31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4" table:style-name="ce5">
            <text:p>31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5" table:style-name="ce5">
            <text:p>31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6" table:style-name="ce5">
            <text:p>31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7" table:style-name="ce5">
            <text:p>31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8" table:style-name="ce5">
            <text:p>31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9" table:style-name="ce5">
            <text:p>31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0" table:style-name="ce5">
            <text:p>32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1" table:style-name="ce5">
            <text:p>32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2" table:style-name="ce5">
            <text:p>32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3" table:style-name="ce5">
            <text:p>32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4" table:style-name="ce5">
            <text:p>32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5" table:style-name="ce5">
            <text:p>32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6" table:style-name="ce5">
            <text:p>32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7" table:style-name="ce5">
            <text:p>32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8" table:style-name="ce5">
            <text:p>32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9" table:style-name="ce5">
            <text:p>32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0" table:style-name="ce5">
            <text:p>33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1" table:style-name="ce5">
            <text:p>33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2" table:style-name="ce5">
            <text:p>33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3" table:style-name="ce5">
            <text:p>33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4" table:style-name="ce5">
            <text:p>33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5" table:style-name="ce5">
            <text:p>33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6" table:style-name="ce5">
            <text:p>33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7" table:style-name="ce5">
            <text:p>33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8" table:style-name="ce5">
            <text:p>33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9" table:style-name="ce5">
            <text:p>33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0" table:style-name="ce5">
            <text:p>34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1" table:style-name="ce5">
            <text:p>34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2" table:style-name="ce5">
            <text:p>34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3" table:style-name="ce5">
            <text:p>34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4" table:style-name="ce5">
            <text:p>34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5" table:style-name="ce5">
            <text:p>34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6" table:style-name="ce5">
            <text:p>34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7" table:style-name="ce5">
            <text:p>34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8" table:style-name="ce5">
            <text:p>34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9" table:style-name="ce5">
            <text:p>34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0" table:style-name="ce5">
            <text:p>35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1" table:style-name="ce5">
            <text:p>35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2" table:style-name="ce5">
            <text:p>35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3" table:style-name="ce5">
            <text:p>35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4" table:style-name="ce5">
            <text:p>35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5" table:style-name="ce5">
            <text:p>35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6" table:style-name="ce5">
            <text:p>35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7" table:style-name="ce5">
            <text:p>35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8" table:style-name="ce5">
            <text:p>35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9" table:style-name="ce5">
            <text:p>35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0" table:style-name="ce5">
            <text:p>36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1" table:style-name="ce5">
            <text:p>36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2" table:style-name="ce5">
            <text:p>36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3" table:style-name="ce5">
            <text:p>36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4" table:style-name="ce5">
            <text:p>36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5" table:style-name="ce5">
            <text:p>36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6" table:style-name="ce5">
            <text:p>36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7" table:style-name="ce5">
            <text:p>36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8" table:style-name="ce5">
            <text:p>36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9" table:style-name="ce5">
            <text:p>36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0" table:style-name="ce5">
            <text:p>37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1" table:style-name="ce5">
            <text:p>37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2" table:style-name="ce5">
            <text:p>37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3" table:style-name="ce5">
            <text:p>37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4" table:style-name="ce5">
            <text:p>37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5" table:style-name="ce5">
            <text:p>37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6" table:style-name="ce5">
            <text:p>37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7" table:style-name="ce5">
            <text:p>37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8" table:style-name="ce5">
            <text:p>37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9" table:style-name="ce5">
            <text:p>37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0" table:style-name="ce5">
            <text:p>38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1" table:style-name="ce5">
            <text:p>38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2" table:style-name="ce5">
            <text:p>38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3" table:style-name="ce5">
            <text:p>38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4" table:style-name="ce5">
            <text:p>38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5" table:style-name="ce5">
            <text:p>38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6" table:style-name="ce5">
            <text:p>38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7" table:style-name="ce5">
            <text:p>38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8" table:style-name="ce5">
            <text:p>38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9" table:style-name="ce5">
            <text:p>38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0" table:style-name="ce5">
            <text:p>39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1" table:style-name="ce5">
            <text:p>39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2" table:style-name="ce5">
            <text:p>39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3" table:style-name="ce5">
            <text:p>39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4" table:style-name="ce5">
            <text:p>39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5" table:style-name="ce5">
            <text:p>39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6" table:style-name="ce5">
            <text:p>39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7" table:style-name="ce5">
            <text:p>39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8" table:style-name="ce5">
            <text:p>39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9" table:style-name="ce5">
            <text:p>39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0" table:style-name="ce5">
            <text:p>40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1" table:style-name="ce5">
            <text:p>40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2" table:style-name="ce5">
            <text:p>40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3" table:style-name="ce5">
            <text:p>40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4" table:style-name="ce5">
            <text:p>40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5" table:style-name="ce5">
            <text:p>40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6" table:style-name="ce5">
            <text:p>40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7" table:style-name="ce5">
            <text:p>40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8" table:style-name="ce5">
            <text:p>40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9" table:style-name="ce5">
            <text:p>40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10" table:style-name="ce5">
            <text:p>41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11" table:style-name="ce5">
            <text:p>41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12" table:style-name="ce5">
            <text:p>41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13" table:style-name="ce5">
            <text:p>41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14" table:style-name="ce5">
            <text:p>41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15" table:style-name="ce5">
            <text:p>41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16" table:style-name="ce5">
            <text:p>41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17" table:style-name="ce5">
            <text:p>417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18" table:style-name="ce5">
            <text:p>418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19" table:style-name="ce5">
            <text:p>419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20" table:style-name="ce5">
            <text:p>420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21" table:style-name="ce5">
            <text:p>421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22" table:style-name="ce5">
            <text:p>422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23" table:style-name="ce5">
            <text:p>423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24" table:style-name="ce5">
            <text:p>424</text:p>
          </table:table-cell>
          <table:table-cell table:style-name="ce9"/>
          <table:table-cell table:number-columns-repeated="16382" table:style-name="ce1"/>
        </table:table-row>
        <table:table-row table:number-rows-repeated="2" table:style-name="ro2">
          <table:table-cell table:style-name="ce5"/>
          <table:table-cell table:style-name="ce9"/>
          <table:table-cell table:number-columns-repeated="16382" table:style-name="ce1"/>
        </table:table-row>
        <table:table-row table:number-rows-repeated="1048149" table:style-name="ro11">
          <table:table-cell table:number-columns-repeated="16384"/>
        </table:table-row>
      </table:table>
      <table:table table:name="Готово" table:style-name="ta1">
        <table:table-column table:style-name="co8" table:default-cell-style-name="ce4"/>
        <table:table-column table:style-name="co9" table:default-cell-style-name="ce4"/>
        <table:table-column table:style-name="co6" table:number-columns-repeated="1021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2">
          <table:table-cell office:value-type="string" table:style-name="ce4">
            <text:p>Задача</text:p>
          </table:table-cell>
          <table:table-cell office:value-type="string" table:style-name="ce4">
            <text:p>Комментарий</text:p>
          </table:table-cell>
          <table:table-cell table:number-columns-repeated="16382"/>
        </table:table-row>
        <table:table-row table:number-rows-repeated="1048575" table:style-name="ro11">
          <table:table-cell table:number-columns-repeated="16384"/>
        </table:table-row>
      </table:table>
      <table:table table:name="Запечания_по_планам" table:style-name="ta1">
        <table:table-column table:style-name="co6" table:default-cell-style-name="ce4"/>
        <table:table-column table:style-name="co10" table:default-cell-style-name="ce4"/>
        <table:table-column table:style-name="co11" table:default-cell-style-name="ce4"/>
        <table:table-column table:style-name="co6" table:number-columns-repeated="1020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10">
          <table:table-cell office:value-type="string" table:style-name="ce13">
            <text:p>№</text:p>
          </table:table-cell>
          <table:table-cell office:value-type="string" table:style-name="ce14">
            <text:p>Задача</text:p>
          </table:table-cell>
          <table:table-cell office:value-type="string" table:style-name="ce14">
            <text:p>Комментарий</text:p>
          </table:table-cell>
          <table:table-cell table:number-columns-repeated="16381"/>
        </table:table-row>
        <table:table-row table:style-name="ro2">
          <table:table-cell table:style-name="ce4"/>
          <table:table-cell office:value-type="string" table:style-name="ce15">
            <text:p>Удаление точек с многоугольника не отменяется Ctrl+Z</text:p>
          </table:table-cell>
          <table:table-cell office:value-type="string" table:style-name="ce4">
            <text:p>Не воспроизводится</text:p>
          </table:table-cell>
          <table:table-cell table:number-columns-repeated="16381"/>
        </table:table-row>
        <table:table-row table:style-name="ro2">
          <table:table-cell table:style-name="ce4"/>
          <table:table-cell office:value-type="string" table:style-name="ce15">
            <text:p>Удаляем зону, Ctrl+Z. Теперь Z-индекс выше, чем у устройства</text:p>
          </table:table-cell>
          <table:table-cell table:number-columns-repeated="1022" table:style-name="ce4"/>
          <table:table-cell table:number-columns-repeated="15360"/>
        </table:table-row>
        <table:table-row table:style-name="ro2">
          <table:table-cell table:style-name="ce4"/>
          <table:table-cell office:value-type="string" table:style-name="ce15">
            <text:p>После конвертации конфигурации зоны на плане привязаны к зонам, но они не зеленеют до тех пор, пока не сделать свойства-ок</text:p>
          </table:table-cell>
          <table:table-cell table:number-columns-repeated="1022" table:style-name="ce4"/>
          <table:table-cell table:number-columns-repeated="15360"/>
        </table:table-row>
        <table:table-row table:style-name="ro2">
          <table:table-cell table:style-name="ce4"/>
          <table:table-cell office:value-type="string" table:style-name="ce15">
            <text:p>Смена драйвера устройства не меняет картинку на плане</text:p>
          </table:table-cell>
          <table:table-cell table:number-columns-repeated="1022" table:style-name="ce4"/>
          <table:table-cell table:number-columns-repeated="15360"/>
        </table:table-row>
        <table:table-row table:style-name="ro2">
          <table:table-cell table:style-name="ce4"/>
          <table:table-cell office:value-type="string" table:style-name="ce15">
            <text:p>При удалении зоны из списка зон, привязанная к ней зона на плане не сереет</text:p>
          </table:table-cell>
          <table:table-cell table:number-columns-repeated="1022" table:style-name="ce4"/>
          <table:table-cell table:number-columns-repeated="15360"/>
        </table:table-row>
        <table:table-row table:style-name="ro2">
          <table:table-cell table:style-name="ce4"/>
          <table:table-cell office:value-type="string" table:style-name="ce15">
            <text:p>Слои. Трудно попасть в треугольник раскрывания</text:p>
          </table:table-cell>
          <table:table-cell office:value-type="string" table:style-name="ce4">
            <text:p>Это "старый" грид, везде треугольник одинаковый - увеличивать?</text:p>
          </table:table-cell>
          <table:table-cell table:number-columns-repeated="16381"/>
        </table:table-row>
        <table:table-row table:style-name="ro2">
          <table:table-cell table:style-name="ce4"/>
          <table:table-cell office:value-type="string" table:style-name="ce15">
            <text:p>Рамка выделения должна быть поярче</text:p>
          </table:table-cell>
          <table:table-cell office:value-type="string" table:style-name="ce4">
            <text:p>Что значит "поярче" - сделать ее более <text:s/>жирной? Или цвет поменять? Поменял стиль выделения</text:p>
          </table:table-cell>
          <table:table-cell table:number-columns-repeated="16381"/>
        </table:table-row>
        <table:table-row table:style-name="ro2">
          <table:table-cell table:style-name="ce4"/>
          <table:table-cell office:value-type="string" table:style-name="ce15">
            <text:p>Когда я нарисовал элемент, не нужно выделять инструмент мышь</text:p>
          </table:table-cell>
          <table:table-cell table:number-columns-repeated="1022" table:style-name="ce4"/>
          <table:table-cell table:number-columns-repeated="15360"/>
        </table:table-row>
        <table:table-row table:style-name="ro2">
          <table:table-cell table:style-name="ce4"/>
          <table:table-cell office:value-type="string" table:style-name="ce15">
            <text:p>Тулбар. Линия, прямоугольник, многоугольник, эллипс должны быть справа</text:p>
          </table:table-cell>
          <table:table-cell table:number-columns-repeated="1022" table:style-name="ce4"/>
          <table:table-cell table:number-columns-repeated="15360"/>
        </table:table-row>
        <table:table-row table:style-name="ro2">
          <table:table-cell table:style-name="ce4"/>
          <table:table-cell office:value-type="string" table:style-name="ce16">
            <text:p>По умолчанию устройства можно размещать на плане в единичном экземпляре. Должна быть отдельная настройка - множественная визуализация - для разрешения этого действия</text:p>
          </table:table-cell>
          <table:table-cell office:value-type="string" table:style-name="ce4">
            <text:p>Какая именно настройка? Как мне это в планах определять?</text:p>
          </table:table-cell>
          <table:table-cell table:number-columns-repeated="16381"/>
        </table:table-row>
        <table:table-row table:style-name="ro2">
          <table:table-cell table:style-name="ce4"/>
          <table:table-cell office:value-type="string" table:style-name="ce16">
            <text:p>При таскании устройства на план из дерева устройств показывать устройство, которое тащится</text:p>
          </table:table-cell>
          <table:table-cell office:value-type="string" table:style-name="ce4">
            <text:p>Стоит ли это делать? Сейчас показывается стандартная иконка для таскания, не уверен, что нужно делать отображение еще чего-то</text:p>
          </table:table-cell>
          <table:table-cell table:number-columns-repeated="16381"/>
        </table:table-row>
        <table:table-row table:style-name="ro2">
          <table:table-cell table:style-name="ce4"/>
          <table:table-cell office:value-type="string" table:style-name="ce16">
            <text:p>Иконка нож не соответствует действительности</text:p>
          </table:table-cell>
          <table:table-cell office:value-type="string" table:style-name="ce4">
            <text:p>Что значит не соответствует? Как мне это фиксить?</text:p>
          </table:table-cell>
          <table:table-cell table:number-columns-repeated="16381"/>
        </table:table-row>
        <table:table-row table:style-name="ro2">
          <table:table-cell table:style-name="ce4"/>
          <table:table-cell office:value-type="string" table:style-name="ce15">
            <text:p>Через Shift у многоугольника делать угол 90 и 45</text:p>
          </table:table-cell>
          <table:table-cell table:number-columns-repeated="1022" table:style-name="ce4"/>
          <table:table-cell table:number-columns-repeated="15360"/>
        </table:table-row>
        <table:table-row table:style-name="ro2">
          <table:table-cell table:style-name="ce4"/>
          <table:table-cell office:value-type="string" table:style-name="ce16">
            <text:p>В Планах для некоторых устройств(АМ-1) сделать возможность подмены DeviceControl другим из списка возможных(извещатели дымовой, тепловой, комбинированный, ручной)</text:p>
          </table:table-cell>
          <table:table-cell office:value-type="string" table:style-name="ce4">
            <text:p>Не понимаю, что имеется в виду</text:p>
          </table:table-cell>
          <table:table-cell table:number-columns-repeated="16381"/>
        </table:table-row>
        <table:table-row table:style-name="ro2">
          <table:table-cell table:style-name="ce4"/>
          <table:table-cell office:value-type="string" table:style-name="ce16">
            <text:p>Для некоторых устройств(АМ-1О) сделать несколько устройств в библиотеки устройств(датчик разбития стекла, открытия двери), из которых на плане можно выбирать конкретное</text:p>
          </table:table-cell>
          <table:table-cell office:value-type="string" table:style-name="ce4">
            <text:p>Не понимаю, что имеется в виду</text:p>
          </table:table-cell>
          <table:table-cell table:number-columns-repeated="16381"/>
        </table:table-row>
        <table:table-row table:style-name="ro2">
          <table:table-cell table:style-name="ce4"/>
          <table:table-cell office:value-type="string" table:style-name="ce17">
            <text:p>Вертикальная и Горизонтальная линейка с выставлением границ</text:p>
          </table:table-cell>
          <table:table-cell office:value-type="string" table:style-name="ce4">
            <text:p>Ты же говорил, что это делать не нужно, или теперь нужно?</text:p>
          </table:table-cell>
          <table:table-cell table:number-columns-repeated="16381"/>
        </table:table-row>
        <table:table-row table:style-name="ro2">
          <table:table-cell table:style-name="ce4"/>
          <table:table-cell office:value-type="string" table:style-name="ce16">
            <text:p>Быстрый список не привязанных устройств</text:p>
          </table:table-cell>
          <table:table-cell office:value-type="string" table:style-name="ce4">
            <text:p>Как это должно выглядеть? Не привязанных к чему? К зоне или к плану?</text:p>
          </table:table-cell>
          <table:table-cell table:number-columns-repeated="16381"/>
        </table:table-row>
        <table:table-row table:style-name="ro2">
          <table:table-cell table:style-name="ce18"/>
          <table:table-cell table:number-columns-repeated="2" table:style-name="ce19"/>
          <table:table-cell table:number-columns-repeated="16381"/>
        </table:table-row>
        <table:table-row table:style-name="ro2">
          <table:table-cell table:style-name="ce1"/>
          <table:table-cell office:value-type="string" table:style-name="ce17">
            <text:p> Редактировать дерево устройств во вкладке Планы</text:p>
          </table:table-cell>
          <table:table-cell office:value-type="string" table:style-name="ce4">
            <text:p>Drag &amp; Drop для планов и папок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6">
            <text:p> Рамка выделения визуализаторов должна появляться над всей рабочей поверхностью окна планов, а не только над подосновой</text:p>
          </table:table-cell>
          <table:table-cell office:value-type="string" table:style-name="ce4">
            <text:p>Что имеется в виду? Какая рамка? Каких визуализаторов?<text:s/>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5">
            <text:p>  При добавлении плана умолчания поставить 297х210</text:p>
          </table:table-cell>
          <table:table-cell table:number-columns-repeated="1022" table:style-name="ce4"/>
          <table:table-cell table:number-columns-repeated="15360"/>
        </table:table-row>
        <table:table-row table:style-name="ro2">
          <table:table-cell table:style-name="ce1"/>
          <table:table-cell office:value-type="string" table:style-name="ce16">
            <text:p> Редактировать, копировать вставлять, дерево планов</text:p>
          </table:table-cell>
          <table:table-cell office:value-type="string" table:style-name="ce4">
            <text:p>Это имеется в виду редактирование в саомом дереве планов/папок?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6">
            <text:p> ГК Мультисервер в дереве присутствуют при не выбранных их при установки</text:p>
          </table:table-cell>
          <table:table-cell office:value-type="string" table:style-name="ce4">
            <text:p>Не понимаю, что имеется в виду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6">
            <text:p> При добавлении нового плана сохранять параметры предыдущего</text:p>
          </table:table-cell>
          <table:table-cell office:value-type="string" table:style-name="ce4">
            <text:p>Какие именно параметры? Куда их сохранять?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5">
            <text:p> Контекстное меню при добавлении планов – для редактирования дерева планов с нуля должно иметь месть быть</text:p>
          </table:table-cell>
          <table:table-cell table:number-columns-repeated="1022" table:style-name="ce4"/>
          <table:table-cell table:number-columns-repeated="15360"/>
        </table:table-row>
        <table:table-row table:style-name="ro2">
          <table:table-cell table:style-name="ce1"/>
          <table:table-cell office:value-type="string" table:style-name="ce20">
            <text:p> При сохранение проекта автоматом в имя файла писать инкрементное название</text:p>
          </table:table-cell>
          <table:table-cell office:value-type="string" table:style-name="ce4">
            <text:p>Не относится к планам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20">
            <text:p> Ввести Сохранить..сохранить как</text:p>
          </table:table-cell>
          <table:table-cell office:value-type="string" table:style-name="ce4">
            <text:p>Не относится к планам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20">
            <text:p>  Везде где вводятся названия…автоматический подбор ранее введённого</text:p>
          </table:table-cell>
          <table:table-cell office:value-type="string" table:style-name="ce4">
            <text:p>Не относится к планам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20">
            <text:p>  COM сервер не даёт перегрузить комп</text:p>
          </table:table-cell>
          <table:table-cell office:value-type="string" table:style-name="ce4">
            <text:p>Не относится к планам - Не только перезагрузить, но и выключить!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6">
            <text:p>  Рисуя прямоугольный визуализатор зоны  - та же логика что и с многогранным см реализацию ФС -1</text:p>
          </table:table-cell>
          <table:table-cell office:value-type="string" table:style-name="ce4">
            <text:p>Что имеется в виду?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6">
            <text:p>  Необходимо более чётко видеть «точки» привязки визуализаторов зон</text:p>
          </table:table-cell>
          <table:table-cell office:value-type="string" table:style-name="ce4">
            <text:p>Что имеется в виду?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5">
            <text:p>  Масштабирование по колёсику мыши необходимо ускорить</text:p>
          </table:table-cell>
          <table:table-cell table:number-columns-repeated="1022" table:style-name="ce4"/>
          <table:table-cell table:number-columns-repeated="15360"/>
        </table:table-row>
        <table:table-row table:style-name="ro2">
          <table:table-cell/>
          <table:table-cell office:value-type="string" table:style-name="ce16">
            <text:p>  При прорисовке визуализатора зон в меню привязки визуализатора к зоне по отмене надо отменять весь визуализатор</text:p>
          </table:table-cell>
          <table:table-cell office:value-type="string" table:style-name="ce4">
            <text:p>Что имеется в виду?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6">
            <text:p>  При перетаскивании плана средним колесом мыши надо двигать и вне пределов подложки</text:p>
          </table:table-cell>
          <table:table-cell office:value-type="string" table:style-name="ce4">
            <text:p>Что имеется в виду? CaptureMouse работает, тоскание не обрывается за пределами плана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6">
            <text:p>  Ситуационный план при увеличении подложки</text:p>
          </table:table-cell>
          <table:table-cell office:value-type="string" table:style-name="ce4">
            <text:p>Что имеется в виду?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6">
            <text:p>  Цвет непривязанного визуализатора сделать чуть более насыщенным</text:p>
          </table:table-cell>
          <table:table-cell office:value-type="string" table:style-name="ce4">
            <text:p>Что имеется в виду?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6">
            <text:p>  Меню привязки к зонам…сохранить терминологию 1-го ФС, не стоит потребителя заставлять переучиваться ФС2 должен быть продолжением ФС1</text:p>
          </table:table-cell>
          <table:table-cell office:value-type="string" table:style-name="ce4">
            <text:p>Что имеется в виду?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5">
            <text:p>  Подпланы – нахера рисовать многогранник еси многогранме его не нарисовать….</text:p>
          </table:table-cell>
          <table:table-cell table:number-columns-repeated="1022" table:style-name="ce4"/>
          <table:table-cell table:number-columns-repeated="15360"/>
        </table:table-row>
        <table:table-row table:style-name="ro2">
          <table:table-cell/>
          <table:table-cell office:value-type="string" table:style-name="ce20">
            <text:p>  При применении конфигурации без устройств – не выдаёт ошибки что нет устройств..зон и т.д.</text:p>
          </table:table-cell>
          <table:table-cell office:value-type="string" table:style-name="ce4">
            <text:p>Это относится к планам? Или вообще в целом замечания?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6">
            <text:p>  ОЗ – устройств, ГК , нет но они в норме????</text:p>
          </table:table-cell>
          <table:table-cell office:value-type="string" table:style-name="ce4">
            <text:p>Что имеется в виду?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6">
            <text:p>  Встроеная графика – шрифты, размер на выходе не зависит от настроек???</text:p>
          </table:table-cell>
          <table:table-cell office:value-type="string" table:style-name="ce4">
            <text:p>От каких настроек?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6">
            <text:p>  Гиперссылка на подплан должна быть прозрачной</text:p>
          </table:table-cell>
          <table:table-cell office:value-type="string" table:style-name="ce4">
            <text:p>Какая гиперссылка?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0">
            <text:p>  После применения сервер не перезапускается, и необходимо перезапускать ОЗ вручную</text:p>
          </table:table-cell>
          <table:table-cell office:value-type="string" table:style-name="ce4">
            <text:p>Не относится к планам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0">
            <text:p>  Даже маленькая база – время ожидания реакции на дабл клик по ярлыку ОЗ слишком велико..успеваешь подумать что что то наебнулось</text:p>
          </table:table-cell>
          <table:table-cell office:value-type="string" table:style-name="ce4">
            <text:p>Не относится к планам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7">
            <text:p>  При включении ОЗ – ПЛАН на первом месте</text:p>
          </table:table-cell>
          <table:table-cell table:number-columns-repeated="1022" table:style-name="ce4"/>
          <table:table-cell table:number-columns-repeated="15360"/>
        </table:table-row>
        <table:table-row table:style-name="ro2">
          <table:table-cell/>
          <table:table-cell table:style-name="ce1"/>
          <table:table-cell table:number-columns-repeated="1022" table:style-name="ce4"/>
          <table:table-cell table:number-columns-repeated="15360"/>
        </table:table-row>
        <table:table-row table:style-name="ro2">
          <table:table-cell/>
          <table:table-cell table:number-columns-repeated="1023" table:style-name="ce4"/>
          <table:table-cell table:number-columns-repeated="15360"/>
        </table:table-row>
        <table:table-row table:number-rows-repeated="1048528" table:style-name="ro11">
          <table:table-cell table:number-columns-repeated="16384"/>
        </table:table-row>
      </table:table>
      <table:database-ranges>
        <table:database-range table:target-range-address="Задачи.A1:Задачи.J425" table:name="Таблица4"/>
        <table:database-range table:target-range-address="Готово.A1:Готово.B45" table:name="Таблица5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  <style:font-face style:name="Arial Unicode MS" svg:font-family="&quot;Arial Unicode MS&quot;"/>
  </office:font-face-decls>
  <office:styles>
    <number:number-style style:name="N0">
      <number:number number:min-integer-digits="1"/>
    </number:number-style>
    <number:number-style style:name="N36" number:language="ru" number:country="RU">
      <number:number number:min-integer-digits="1"/>
    </number:number-style>
    <number:currency-style style:name="N37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7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dc:creator>Vladimir</dc:creator>
    <dc:date>2013-02-20T23:35:19Z</dc:date>
    <meta:editing-cycles>1</meta:editing-cycles>
    <meta:editing-duration>PT53S</meta:editing-duration>
  </office:meta>
</office:document-meta>
</file>